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s.sort( lo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byte [ ] var0 , int var1 , int var2 , byte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double [ ]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java . lang . Object [ ] var0 , java . lang . Object var1 , java . util . Comparato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short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char [ ] var0 , int var1 , int var2 , char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java . lang . Object [ ]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double [ ] var0 , int var1 , int var2 , double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float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doubl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float [ ]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java . lang . Object [ ]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java . lang . Object [ ] var0 , int var1 , int var2 , java . lang . Objec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float [ ]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long [ ] var0 , long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int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double [ ]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byte [ ] var0 , byte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boolean [ ] var0 , boolean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int [ ] var0 , int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long [ ] var0 , int var1 , int var2 , long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byte [ ] var0 , byt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short [ ] var0 , shor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byte [ ] var0 , byt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double [ ] var0 , double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char [ ] var0 , cha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int [ ]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java . lang . Object [ ] var0 , java . util . Comparato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int [ ] var0 , in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float [ ] var0 , int var1 , int var2 , floa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short [ ] var0 , int var1 , int var2 , shor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shor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doubl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long [ ]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java . lang . Object [ ] var0 , java . lang . Objec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in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float [ ] var0 , floa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java . lang . Object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char [ ] var0 , cha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java . lang . Object [ ] var0 , int var1 , int var2 , java . util . Comparator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asList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char [ ] var0 , char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short [ ] var0 , shor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equals( short [ ] var0 , shor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int [ ]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long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boolean [ ]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sort( floa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fill( boolean [ ] var0 , int var1 , int var2 , boolean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.binarySearch( long [ ]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